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784cm" svg:height="1.091cm" svg:x="4.395cm" svg:y="5.5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4.392cm" svg:y1="6.009cm" svg:x2="9.179cm" svg:y2="6.035cm">
            <text:p/>
          </draw:line>
        </draw:g>
        <draw:g>
          <draw:custom-shape draw:style-name="gr1" draw:text-style-name="P1" draw:layer="layout" svg:width="4.784cm" svg:height="1.091cm" svg:x="13.999cm" svg:y="5.489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13.996cm" svg:y1="5.998cm" svg:x2="18.783cm" svg:y2="6.024cm">
            <text:p/>
          </draw:line>
        </draw:g>
        <draw:g>
          <draw:custom-shape draw:style-name="gr1" draw:text-style-name="P1" draw:layer="layout" svg:width="14.384cm" svg:height="1.091cm" svg:x="4.402cm" svg:y="3.409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4.392cm" svg:y1="3.918cm" svg:x2="18.786cm" svg:y2="3.944cm">
            <text:p/>
          </draw:line>
        </draw:g>
        <draw:g>
          <draw:custom-shape draw:style-name="gr1" draw:text-style-name="P1" draw:layer="layout" svg:width="1.506cm" svg:height="1.091cm" svg:x="4.393cm" svg:y="7.5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4.392cm" svg:y1="8.009cm" svg:x2="5.899cm" svg:y2="8.035cm">
            <text:p/>
          </draw:line>
        </draw:g>
        <draw:g>
          <draw:custom-shape draw:style-name="gr1" draw:text-style-name="P1" draw:layer="layout" svg:width="1.506cm" svg:height="1.091cm" svg:x="7.659cm" svg:y="7.501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7.658cm" svg:y1="8.01cm" svg:x2="9.165cm" svg:y2="8.036cm">
            <text:p/>
          </draw:line>
        </draw:g>
        <draw:frame draw:style-name="gr3" draw:text-style-name="P2" draw:layer="layout" svg:width="1.293cm" svg:height="1.475cm" svg:x="2.5cm" svg:y="7cm">
          <draw:text-box>
            <text:p text:style-name="P2"><text:span text:style-name="T1">F</text:span><text:span text:style-name="T2">2</text:span></text:p>
          </draw:text-box>
        </draw:frame>
        <draw:g>
          <draw:custom-shape draw:style-name="gr1" draw:text-style-name="P1" draw:layer="layout" svg:width="1.506cm" svg:height="1.091cm" svg:x="13.991cm" svg:y="7.474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13.99cm" svg:y1="7.983cm" svg:x2="15.497cm" svg:y2="8.009cm">
            <text:p/>
          </draw:line>
        </draw:g>
        <draw:g>
          <draw:custom-shape draw:style-name="gr1" draw:text-style-name="P1" draw:layer="layout" svg:width="1.506cm" svg:height="1.091cm" svg:x="17.257cm" svg:y="7.475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17.256cm" svg:y1="7.984cm" svg:x2="18.763cm" svg:y2="8.01cm">
            <text:p/>
          </draw:line>
        </draw:g>
        <draw:frame draw:style-name="gr3" draw:text-style-name="P2" draw:layer="layout" svg:width="1.293cm" svg:height="1.475cm" svg:x="2.5cm" svg:y="3.025cm">
          <draw:text-box>
            <text:p text:style-name="P2"><text:span text:style-name="T1">F</text:span><text:span text:style-name="T2">0</text:span></text:p>
          </draw:text-box>
        </draw:frame>
        <draw:frame draw:style-name="gr3" draw:text-style-name="P2" draw:layer="layout" svg:width="1.293cm" svg:height="1.475cm" svg:x="2.5cm" svg:y="5.025cm">
          <draw:text-box>
            <text:p text:style-name="P2"><text:span text:style-name="T1">F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8-10T09:33:24</meta:creation-date>
    <dc:date>2011-08-10T09:42:02</dc:date>
    <dc:creator>Stephane Puechmorel</dc:creator>
    <meta:editing-duration>PT8M39S</meta:editing-duration>
    <meta:editing-cycles>1</meta:editing-cycles>
    <meta:document-statistic meta:object-count="24"/>
    <meta:generator>LibreOffice/3.3$Unix LibreOffice_project/330m19$Build-202</meta:generator>
  </office:meta>
</office:document-meta>
</file>